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 I
ended up splitting into three instead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bathrooooom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aw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'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ii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und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'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 paaaaaaaaants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h-he really caught me with
my pants down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